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3" style:family="table">
      <style:table-properties style:width="6.0625in" table:align="left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0.4375in"/>
    </style:style>
    <style:style style:name="Table3.C" style:family="table-column">
      <style:table-column-properties style:column-width="0.25in"/>
    </style:style>
    <style:style style:name="Table3.D" style:family="table-column">
      <style:table-column-properties style:column-width="2.8125in"/>
    </style:style>
    <style:style style:name="Table3.E" style:family="table-column">
      <style:table-column-properties style:column-width="0.375in"/>
    </style:style>
    <style:style style:name="Table3.A1" style:family="table-cell">
      <style:table-cell-properties style:writing-mode="page"/>
    </style:style>
    <style:style style:name="Table3.D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206516" officeooo:paragraph-rsid="00206516"/>
    </style:style>
    <style:style style:name="P2" style:family="paragraph" style:parent-style-name="Standard">
      <style:text-properties officeooo:rsid="001e14a6" officeooo:paragraph-rsid="001e14a6"/>
    </style:style>
    <style:style style:name="P3" style:family="paragraph" style:parent-style-name="Standard">
      <style:text-properties officeooo:rsid="001e14a6" officeooo:paragraph-rsid="00206516"/>
    </style:style>
    <style:style style:name="P4" style:family="paragraph" style:parent-style-name="Standard">
      <style:text-properties officeooo:rsid="001e14a6" officeooo:paragraph-rsid="0051bbf0"/>
    </style:style>
    <style:style style:name="P5" style:family="paragraph" style:parent-style-name="Table_20_Contents">
      <style:text-properties officeooo:rsid="00212c21" officeooo:paragraph-rsid="00212c21"/>
    </style:style>
    <style:style style:name="P6" style:family="paragraph" style:parent-style-name="Table_20_Contents">
      <style:text-properties officeooo:rsid="00240acc" officeooo:paragraph-rsid="00240acc"/>
    </style:style>
    <style:style style:name="P7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8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9" style:family="paragraph" style:parent-style-name="Table_20_Contents">
      <style:text-properties fo:font-weight="bold" officeooo:rsid="008431bb" officeooo:paragraph-rsid="008431bb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2" style:family="paragraph" style:parent-style-name="Standard">
      <style:text-properties officeooo:rsid="00583d83" officeooo:paragraph-rsid="00583d83"/>
    </style:style>
    <style:style style:name="P13" style:family="paragraph" style:parent-style-name="Table_20_Contents">
      <style:text-properties officeooo:rsid="00762752" officeooo:paragraph-rsid="00762752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rsid="00a7dff6" officeooo:paragraph-rsid="00a7dff6"/>
    </style:style>
    <style:style style:name="P15" style:family="paragraph" style:parent-style-name="Header">
      <style:paragraph-properties fo:text-align="end" style:justify-single-word="false"/>
      <style:text-properties officeooo:rsid="00206516" officeooo:paragraph-rsid="00b25964"/>
    </style:style>
    <style:style style:name="P16" style:family="paragraph" style:parent-style-name="Header">
      <style:paragraph-properties fo:text-align="end" style:justify-single-word="false"/>
      <style:text-properties officeooo:rsid="00b25964" officeooo:paragraph-rsid="00b25964"/>
    </style:style>
    <style:style style:name="P17" style:family="paragraph" style:parent-style-name="Standard" style:list-style-name="L1">
      <style:text-properties officeooo:rsid="00590ab2" officeooo:paragraph-rsid="00590ab2"/>
    </style:style>
    <style:style style:name="P18" style:family="paragraph" style:parent-style-name="Standard" style:list-style-name="L1">
      <style:text-properties officeooo:rsid="005af17e" officeooo:paragraph-rsid="005af17e"/>
    </style:style>
    <style:style style:name="P19" style:family="paragraph" style:parent-style-name="Standard" style:list-style-name="L2">
      <style:text-properties officeooo:rsid="007fa83b" officeooo:paragraph-rsid="009fac7c"/>
    </style:style>
    <style:style style:name="P20" style:family="paragraph" style:parent-style-name="Standard" style:list-style-name="L2">
      <style:text-properties officeooo:rsid="007fa83b" officeooo:paragraph-rsid="00bf78fc"/>
    </style:style>
    <style:style style:name="P21" style:family="paragraph" style:parent-style-name="Standard" style:list-style-name="L2"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17a5" officeooo:paragraph-rsid="00bf78fc" style:font-size-asian="12pt" style:font-style-asian="normal" style:font-weight-asian="normal" style:font-size-complex="12pt" style:text-emphasize="none"/>
    </style:style>
    <style:style style:name="P22" style:family="paragraph" style:parent-style-name="Standard" style:list-style-name="L2">
      <style:text-properties style:use-window-font-color="true" loext:opacity="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78fc" officeooo:paragraph-rsid="00bf78fc" style:font-size-asian="12pt" style:font-style-asian="normal" style:font-weight-asian="normal" style:font-size-complex="12pt" style:text-emphasize="none"/>
    </style:style>
    <style:style style:name="P23" style:family="paragraph" style:parent-style-name="Standard">
      <style:text-properties officeooo:rsid="00267fa4" officeooo:paragraph-rsid="0072cfb5"/>
    </style:style>
    <style:style style:name="P24" style:family="paragraph" style:parent-style-name="Standard">
      <style:text-properties officeooo:rsid="00267fa4" officeooo:paragraph-rsid="00267fa4"/>
    </style:style>
    <style:style style:name="P25" style:family="paragraph" style:parent-style-name="Standard">
      <style:text-properties style:text-underline-style="none" fo:font-weight="normal" officeooo:rsid="008253b0" officeooo:paragraph-rsid="00b2a947" style:font-weight-asian="normal" style:font-weight-complex="normal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8253b0" officeooo:paragraph-rsid="00b2a947" style:font-weight-asian="normal" style:font-weight-complex="normal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b2a947" officeooo:paragraph-rsid="00b2a947" style:font-weight-asian="normal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text-underline-style="none" fo:font-weight="normal" officeooo:rsid="00b2a947" officeooo:paragraph-rsid="00b2a947" style:font-weight-asian="normal" style:font-weight-complex="normal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b2a947" officeooo:paragraph-rsid="00b623c2" style:font-weight-asian="normal" style:font-weight-complex="normal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b2a947" officeooo:paragraph-rsid="00b80fce" style:font-weight-asian="normal" style:font-weight-complex="normal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b382ee" officeooo:paragraph-rsid="00b382ee" style:font-weight-asian="normal" style:font-weight-complex="normal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b382ee" officeooo:paragraph-rsid="00b623c2" style:font-weight-asian="normal" style:font-weight-complex="normal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b4c524" officeooo:paragraph-rsid="00b4c524" style:font-weight-asian="normal" style:font-weight-complex="normal"/>
    </style:style>
    <style:style style:name="P34" style:family="paragraph" style:parent-style-name="Standard">
      <style:paragraph-properties fo:margin-left="0.9846in" fo:margin-right="0in" fo:text-indent="0in" style:auto-text-indent="false"/>
      <style:text-properties style:text-underline-style="none" fo:font-weight="normal" officeooo:rsid="00b4c524" officeooo:paragraph-rsid="00b4c524" style:font-weight-asian="normal" style:font-weight-complex="normal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b623c2" officeooo:paragraph-rsid="00b623c2" style:font-weight-asian="normal" style:font-weight-complex="normal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b8bffb" officeooo:paragraph-rsid="00b8bffb" style:font-weight-asian="normal" style:font-weight-complex="normal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b8bffb" officeooo:paragraph-rsid="00b9e4a8" style:font-weight-asian="normal" style:font-weight-complex="normal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b9e4a8" officeooo:paragraph-rsid="00b9e4a8" style:font-weight-asian="normal" style:font-weight-complex="normal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bb5366" officeooo:paragraph-rsid="00bb5366" style:font-weight-asian="normal" style:font-weight-complex="normal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style:text-underline-style="none" fo:font-weight="normal" officeooo:rsid="00bf78fc" officeooo:paragraph-rsid="00bf78fc" style:font-weight-asian="normal" style:font-weight-complex="normal"/>
    </style:style>
    <style:style style:name="P41" style:family="paragraph" style:parent-style-name="Standard">
      <style:text-properties officeooo:rsid="00320ed7" officeooo:paragraph-rsid="0095a61d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font-style="italic" style:text-underline-style="none" fo:font-weight="normal" officeooo:rsid="008253b0" officeooo:paragraph-rsid="00b2a947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font-style="italic" style:text-underline-style="none" fo:font-weight="normal" officeooo:rsid="00b2a947" officeooo:paragraph-rsid="00b2a947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font-style="italic" style:text-underline-style="none" fo:font-weight="normal" officeooo:rsid="00b2a947" officeooo:paragraph-rsid="00b623c2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margin-left="0in" fo:margin-right="0in" fo:text-indent="0in" style:auto-text-indent="false"/>
      <style:text-properties fo:font-style="italic" style:text-underline-style="none" fo:font-weight="normal" officeooo:rsid="00b8bffb" officeooo:paragraph-rsid="00b8bffb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officeooo:rsid="00a7dff6" officeooo:paragraph-rsid="00a7dff6" style:font-style-asian="italic" style:font-style-complex="italic"/>
    </style:style>
    <style:style style:name="P47" style:family="paragraph" style:parent-style-name="Standard">
      <style:text-properties officeooo:rsid="003b60de" officeooo:paragraph-rsid="00a44108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style:font-name="Times New Roman" style:text-underline-style="none" fo:font-weight="normal" officeooo:rsid="00267fa4" officeooo:paragraph-rsid="00bb5366" style:font-weight-asian="normal" style:font-weight-complex="normal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style:font-name="Times New Roman" style:text-underline-style="none" fo:font-weight="normal" officeooo:rsid="009e46f2" officeooo:paragraph-rsid="00bb5366" style:font-weight-asian="normal" style:font-weight-complex="normal"/>
    </style:style>
    <style:style style:name="P50" style:family="paragraph" style:parent-style-name="Standard">
      <style:text-properties style:font-name="Times New Roman" fo:font-style="italic" officeooo:rsid="00320ed7" officeooo:paragraph-rsid="00bb5366" style:font-style-asian="italic" style:font-style-complex="italic"/>
    </style:style>
    <style:style style:name="P51" style:family="paragraph" style:parent-style-name="Standard">
      <style:text-properties style:font-name="Times New Roman" officeooo:rsid="00320ed7" officeooo:paragraph-rsid="00bb5366"/>
    </style:style>
    <style:style style:name="P52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3a4b5d" officeooo:paragraph-rsid="00bb5366"/>
    </style:style>
    <style:style style:name="P53" style:family="paragraph" style:parent-style-name="Standard">
      <style:paragraph-properties fo:margin-left="0in" fo:margin-right="0in" fo:text-indent="0in" style:auto-text-indent="false"/>
      <style:text-properties style:font-name="Times New Roman" officeooo:rsid="003b60de" officeooo:paragraph-rsid="00bb5366"/>
    </style:style>
    <style:style style:name="P54" style:family="paragraph" style:parent-style-name="Standard">
      <style:text-properties style:font-name="Times New Roman" officeooo:rsid="003eda82" officeooo:paragraph-rsid="00bb5366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3f4702" officeooo:paragraph-rsid="00bb5366"/>
    </style:style>
    <style:style style:name="P56" style:family="paragraph" style:parent-style-name="Standard">
      <style:text-properties style:font-name="Times New Roman" style:text-underline-style="solid" style:text-underline-width="auto" style:text-underline-color="font-color" fo:font-weight="bold" officeooo:rsid="004ff51e" officeooo:paragraph-rsid="00bf78fc" style:font-weight-asian="bold" style:font-weight-complex="bold"/>
    </style:style>
    <style:style style:name="P57" style:family="paragraph" style:parent-style-name="Standard">
      <style:text-properties style:font-name="Times New Roman" style:text-underline-style="solid" style:text-underline-width="auto" style:text-underline-color="font-color" fo:font-weight="bold" officeooo:rsid="007725a5" officeooo:paragraph-rsid="00bf78fc" style:font-weight-asian="bold" style:font-weight-complex="bold"/>
    </style:style>
    <style:style style:name="P58" style:family="paragraph" style:parent-style-name="Standard">
      <style:text-properties style:font-name="Times New Roman" officeooo:rsid="0051bbf0" officeooo:paragraph-rsid="00bf78fc"/>
    </style:style>
    <style:style style:name="P59" style:family="paragraph" style:parent-style-name="Standard">
      <style:text-properties officeooo:rsid="00a7dff6" officeooo:paragraph-rsid="00a7dff6"/>
    </style:style>
    <style:style style:name="P60" style:family="paragraph" style:parent-style-name="Standard">
      <style:paragraph-properties fo:margin-left="0.4925in" fo:margin-right="0in" fo:text-indent="0in" style:auto-text-indent="false"/>
      <style:text-properties officeooo:rsid="00a7dff6" officeooo:paragraph-rsid="00bb9b1a"/>
    </style:style>
    <style:style style:name="P61" style:family="paragraph" style:parent-style-name="Standard">
      <style:text-properties officeooo:rsid="001e14a6" officeooo:paragraph-rsid="001e14a6"/>
    </style:style>
    <style:style style:name="P62" style:family="paragraph" style:parent-style-name="Standard">
      <style:text-properties officeooo:rsid="001e14a6" officeooo:paragraph-rsid="00bf78fc"/>
    </style:style>
    <style:style style:name="P63" style:family="paragraph" style:parent-style-name="Standard" style:list-style-name="L2">
      <style:text-properties officeooo:rsid="00c15d8b" officeooo:paragraph-rsid="00c15d8b"/>
    </style:style>
    <style:style style:name="P64" style:family="paragraph" style:parent-style-name="Table_20_Contents">
      <style:text-properties style:font-name="Times New Roman" officeooo:rsid="0075ab86" officeooo:paragraph-rsid="00bf78fc"/>
    </style:style>
    <style:style style:name="P65" style:family="paragraph" style:parent-style-name="Table_20_Contents">
      <style:text-properties style:font-name="Times New Roman" officeooo:rsid="00851496" officeooo:paragraph-rsid="00bf78fc"/>
    </style:style>
    <style:style style:name="P66" style:family="paragraph" style:parent-style-name="Table_20_Contents">
      <style:text-properties style:font-name="Times New Roman" officeooo:paragraph-rsid="00bf78fc"/>
    </style:style>
    <style:style style:name="T1" style:family="text">
      <style:text-properties officeooo:rsid="0022ae94"/>
    </style:style>
    <style:style style:name="T2" style:family="text">
      <style:text-properties officeooo:rsid="00240acc"/>
    </style:style>
    <style:style style:name="T3" style:family="text">
      <style:text-properties officeooo:rsid="002a5f3e"/>
    </style:style>
    <style:style style:name="T4" style:family="text">
      <style:text-properties officeooo:rsid="002bc085"/>
    </style:style>
    <style:style style:name="T5" style:family="text">
      <style:text-properties officeooo:rsid="002d28a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0acc" style:font-weight-asian="bold" style:font-weight-complex="bold"/>
    </style:style>
    <style:style style:name="T8" style:family="text">
      <style:text-properties fo:font-weight="bold" officeooo:rsid="006f8adb" style:font-weight-asian="bold" style:font-weight-complex="bold"/>
    </style:style>
    <style:style style:name="T9" style:family="text">
      <style:text-properties fo:font-weight="bold" officeooo:rsid="009b0ec0" style:font-weight-asian="bold" style:font-weight-complex="bold"/>
    </style:style>
    <style:style style:name="T10" style:family="text">
      <style:text-properties fo:font-weight="bold" officeooo:rsid="001e14a6" style:font-weight-asian="bold" style:font-weight-complex="bold"/>
    </style:style>
    <style:style style:name="T11" style:family="text">
      <style:text-properties fo:font-weight="bold" officeooo:rsid="00b25964" style:font-weight-asian="bold" style:font-weight-complex="bold"/>
    </style:style>
    <style:style style:name="T12" style:family="text">
      <style:text-properties officeooo:rsid="0031aa3b"/>
    </style:style>
    <style:style style:name="T13" style:family="text">
      <style:text-properties officeooo:rsid="0051bbf0"/>
    </style:style>
    <style:style style:name="T14" style:family="text">
      <style:text-properties officeooo:rsid="0051eaef"/>
    </style:style>
    <style:style style:name="T15" style:family="text">
      <style:text-properties officeooo:rsid="005e62ff"/>
    </style:style>
    <style:style style:name="T16" style:family="text">
      <style:text-properties officeooo:rsid="00602cb2"/>
    </style:style>
    <style:style style:name="T17" style:family="text">
      <style:text-properties officeooo:rsid="0065ac71"/>
    </style:style>
    <style:style style:name="T18" style:family="text">
      <style:text-properties fo:font-weight="normal" officeooo:rsid="0072cfb5" style:font-weight-asian="normal" style:font-weight-complex="normal"/>
    </style:style>
    <style:style style:name="T19" style:family="text">
      <style:text-properties officeooo:rsid="0072ee92"/>
    </style:style>
    <style:style style:name="T20" style:family="text">
      <style:text-properties officeooo:rsid="009317a5"/>
    </style:style>
    <style:style style:name="T21" style:family="text">
      <style:text-properties officeooo:rsid="00952249"/>
    </style:style>
    <style:style style:name="T22" style:family="text">
      <style:text-properties officeooo:rsid="00989ea9"/>
    </style:style>
    <style:style style:name="T23" style:family="text">
      <style:text-properties officeooo:rsid="009b0ec0"/>
    </style:style>
    <style:style style:name="T24" style:family="text">
      <style:text-properties officeooo:rsid="009fac7c"/>
    </style:style>
    <style:style style:name="T25" style:family="text">
      <style:text-properties officeooo:rsid="00a1549f"/>
    </style:style>
    <style:style style:name="T26" style:family="text">
      <style:text-properties officeooo:rsid="00a31e7a"/>
    </style:style>
    <style:style style:name="T27" style:family="text">
      <style:text-properties officeooo:rsid="00a44108"/>
    </style:style>
    <style:style style:name="T28" style:family="text">
      <style:text-properties officeooo:rsid="0075ab86"/>
    </style:style>
    <style:style style:name="T29" style:family="text">
      <style:text-properties officeooo:rsid="00a9d506"/>
    </style:style>
    <style:style style:name="T30" style:family="text">
      <style:text-properties officeooo:rsid="00b25964"/>
    </style:style>
    <style:style style:name="T31" style:family="text">
      <style:text-properties officeooo:rsid="00b2a947"/>
    </style:style>
    <style:style style:name="T32" style:family="text">
      <style:text-properties officeooo:rsid="00b382ee"/>
    </style:style>
    <style:style style:name="T33" style:family="text">
      <style:text-properties officeooo:rsid="00b4c524"/>
    </style:style>
    <style:style style:name="T34" style:family="text">
      <style:text-properties officeooo:rsid="00b623c2"/>
    </style:style>
    <style:style style:name="T35" style:family="text">
      <style:text-properties officeooo:rsid="00b80fce"/>
    </style:style>
    <style:style style:name="T36" style:family="text">
      <style:text-properties officeooo:rsid="00b8bffb"/>
    </style:style>
    <style:style style:name="T37" style:family="text">
      <style:text-properties officeooo:rsid="00b9e4a8"/>
    </style:style>
    <style:style style:name="T38" style:family="text">
      <style:text-properties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39" style:family="text">
      <style:text-properties fo:font-size="12pt" style:text-underline-style="none" fo:font-weight="normal" officeooo:rsid="004e7aac" style:font-size-asian="12pt" style:font-weight-asian="normal" style:font-size-complex="12pt" style:font-weight-complex="normal"/>
    </style:style>
    <style:style style:name="T40" style:family="text">
      <style:text-properties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41" style:family="text">
      <style:text-properties fo:font-size="12pt" style:text-underline-style="none" fo:font-weight="normal" officeooo:rsid="007d8aa7" style:font-size-asian="12pt" style:font-weight-asian="normal" style:font-size-complex="12pt" style:font-weight-complex="normal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officeooo:rsid="00adc14b" style:font-size-asian="12pt" style:font-size-complex="12pt"/>
    </style:style>
    <style:style style:name="T44" style:family="text">
      <style:text-properties fo:font-size="12pt" officeooo:rsid="007a2866" style:font-size-asian="12pt" style:font-size-complex="12pt"/>
    </style:style>
    <style:style style:name="T45" style:family="text">
      <style:text-properties fo:font-size="12pt" officeooo:rsid="00953e3b" style:font-size-asian="12pt" style:font-size-complex="12pt"/>
    </style:style>
    <style:style style:name="T46" style:family="text">
      <style:text-properties fo:font-size="12pt" officeooo:rsid="004e7aac" style:font-size-asian="12pt" style:font-size-complex="12pt"/>
    </style:style>
    <style:style style:name="T47" style:family="text">
      <style:text-properties fo:font-size="12pt" officeooo:rsid="0080b019" style:font-size-asian="12pt" style:font-size-complex="12pt"/>
    </style:style>
    <style:style style:name="T48" style:family="text">
      <style:text-properties officeooo:rsid="007bd9fc"/>
    </style:style>
    <style:style style:name="T49" style:family="text">
      <style:text-properties officeooo:rsid="007be473"/>
    </style:style>
    <style:style style:name="T50" style:family="text">
      <style:text-properties officeooo:rsid="007d8aa7"/>
    </style:style>
    <style:style style:name="T51" style:family="text">
      <style:text-properties officeooo:rsid="003b60de"/>
    </style:style>
    <style:style style:name="T52" style:family="text">
      <style:text-properties officeooo:rsid="003f4702"/>
    </style:style>
    <style:style style:name="T53" style:family="text">
      <style:text-properties officeooo:rsid="0080d80b"/>
    </style:style>
    <style:style style:name="T54" style:family="text">
      <style:text-properties officeooo:rsid="00bb5366"/>
    </style:style>
    <style:style style:name="T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bold" officeooo:rsid="00b25964" style:font-weight-asian="bold" style:font-weight-complex="bold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b623c2" style:font-style-asian="italic" style:font-style-complex="italic"/>
    </style:style>
    <style:style style:name="T59" style:family="text">
      <style:text-properties fo:font-style="italic" officeooo:rsid="00b8bffb" style:font-style-asian="italic" style:font-style-complex="italic" style:font-weight-complex="normal"/>
    </style:style>
    <style:style style:name="T60" style:family="text">
      <style:text-properties fo:font-style="italic" officeooo:rsid="00b9e4a8" style:font-style-asian="italic" style:font-style-complex="italic" style:font-weight-complex="normal"/>
    </style:style>
    <style:style style:name="T61" style:family="text">
      <style:text-properties fo:font-style="italic" officeooo:rsid="00a31e7a" style:font-style-asian="italic" style:font-style-complex="italic"/>
    </style:style>
    <style:style style:name="T62" style:family="text">
      <style:text-properties officeooo:rsid="00bb9b1a"/>
    </style:style>
    <style:style style:name="T63" style:family="text">
      <style:text-properties officeooo:rsid="00bd7f49"/>
    </style:style>
    <style:style style:name="T64" style:family="text">
      <style:text-properties officeooo:rsid="00851496"/>
    </style:style>
    <style:style style:name="T65" style:family="text">
      <style:text-properties officeooo:rsid="00bf78fc"/>
    </style:style>
    <style:style style:name="T66" style:family="text">
      <style:text-properties officeooo:rsid="007fa83b"/>
    </style:style>
    <style:style style:name="T67" style:family="text">
      <style:text-properties officeooo:rsid="00a31e7a" style:font-style-complex="normal"/>
    </style:style>
    <style:style style:name="T68" style:family="text">
      <style:text-properties officeooo:rsid="00b9e4a8" style:font-style-complex="normal" style:font-weight-complex="normal"/>
    </style:style>
    <style:style style:name="T69" style:family="text">
      <style:text-properties officeooo:rsid="00b8bffb" style:font-style-complex="normal" style:font-weight-complex="normal"/>
    </style:style>
    <style:style style:name="T70" style:family="text">
      <style:text-properties officeooo:rsid="00bf78fc" style:font-style-complex="normal" style:font-weight-complex="normal"/>
    </style:style>
    <style:style style:name="T71" style:family="text">
      <style:text-properties officeooo:rsid="00c15d8b" style:font-style-complex="normal" style:font-weight-complex="normal"/>
    </style:style>
    <style:style style:name="T72" style:family="text">
      <style:text-properties officeooo:rsid="00bf78fc" style:font-style-complex="normal"/>
    </style:style>
    <style:style style:name="T73" style:family="text">
      <style:text-properties officeooo:rsid="00c1c2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ourse Title:</text:p>
          </table:table-cell>
          <table:table-cell table:style-name="Table1.A1" office:value-type="string">
            <text:p text:style-name="P7">Terminología <text:s/>Especializada en Mercoadotecnica <text:span text:style-name="T23">y </text:span>Diseño</text:p>
          </table:table-cell>
        </table:table-row>
        <table:table-row>
          <table:table-cell table:style-name="Table1.A1" office:value-type="string">
            <text:p text:style-name="P5">Program <text:span text:style-name="T12">and </text:span><text:span text:style-name="T1">Track</text:span>:</text:p>
          </table:table-cell>
          <table:table-cell table:style-name="Table1.A1" office:value-type="string">
            <text:p text:style-name="P3"><text:span text:style-name="T2">I</text:span><text:span text:style-name="T7">nterpretación y Traduccíon: </text:span><text:span text:style-name="T9">9</text:span><text:span text:style-name="T6">° Cu</text:span><text:span text:style-name="T8">a</text:span><text:span text:style-name="T6">trimestre </text:span></text:p>
          </table:table-cell>
        </table:table-row>
        <table:table-row>
          <table:table-cell table:style-name="Table1.A1" office:value-type="string">
            <text:p text:style-name="P6">Course ID:</text:p>
          </table:table-cell>
          <table:table-cell table:style-name="Table1.A1" office:value-type="string">
            <text:p text:style-name="P8">IT094<text:span text:style-name="T30">1</text:span></text:p>
          </table:table-cell>
        </table:table-row>
        <table:table-row>
          <table:table-cell table:style-name="Table1.A1" office:value-type="string">
            <text:p text:style-name="P13">Cohort <text:span text:style-name="T27">ID</text:span>:</text:p>
          </table:table-cell>
          <table:table-cell table:style-name="Table1.A1" office:value-type="string">
            <text:p text:style-name="P9"><text:span text:style-name="T23">9</text:span>A</text:p>
          </table:table-cell>
        </table:table-row>
      </table:table>
      <text:p text:style-name="P1"/>
      <text:p text:style-name="P10">Description</text:p>
      <text:p text:style-name="P23">This course <text:span text:style-name="T18">will focus on the specialized terminologies, acronyms, and jargon used </text:span>in <text:span text:style-name="T20">marketing and product design</text:span><text:span text:style-name="T15">. <text:s/></text:span><text:span text:style-name="T3">The </text:span><text:span text:style-name="T4">professional </text:span><text:span text:style-name="T3">translational mapping tools </text:span><text:span text:style-name="T4">developed in this course will </text:span><text:span text:style-name="T5">be specific </text:span><text:span text:style-name="T4">to </text:span><text:span text:style-name="T3">Spanish and English translation</text:span><text:span text:style-name="T4">s.</text:span></text:p>
      <text:p text:style-name="P23"/>
      <text:p text:style-name="P26"><text:span text:style-name="T31">I. <text:tab/></text:span>History of Marketing Theory and Practice</text:p>
      <text:p text:style-name="P48"><text:span text:style-name="T43">II. <text:tab/></text:span><text:span text:style-name="T44">Elements of Academic </text:span><text:span text:style-name="T45">Work</text:span></text:p>
      <text:p text:style-name="P27">II<text:span text:style-name="T54">I</text:span>. <text:tab/>Language and Marketing</text:p>
      <text:p text:style-name="P29">I<text:span text:style-name="T54">V</text:span>. <text:tab/>The Role of Economics in Marketing</text:p>
      <text:p text:style-name="P30">V. <text:tab/>Ethical Considerations in Marketing</text:p>
      <text:p text:style-name="P29">V<text:span text:style-name="T54">I</text:span>. <text:tab/><text:span text:style-name="T36">Marketing Strategies</text:span></text:p>
      <text:p text:style-name="P37">V<text:span text:style-name="T54">I</text:span>I.<text:tab/><text:span text:style-name="T37">Complete </text:span>Design, Branding, and Marketing <text:span text:style-name="T37">of a Product or Service</text:span></text:p>
      <text:p text:style-name="P39">VIII. <text:tab/>The Pitch</text:p>
      <text:p text:style-name="P25"/>
      <text:p text:style-name="P24"><text:span text:style-name="T55">Scope </text:span><text:span text:style-name="T56">and General Sequence</text:span></text:p>
      <text:p text:style-name="P42"><text:span text:style-name="T31">I. </text:span>History of Marketing Theory and Practice</text:p>
      <text:p text:style-name="P31">1. <text:span text:style-name="T33">Historical Markets and Trade</text:span></text:p>
      <text:p text:style-name="P33">2. <text:span text:style-name="T36">The Rise </text:span><text:span text:style-name="T32">of Marketing Thought </text:span>and Theory</text:p>
      <text:p text:style-name="P28"/>
      <text:p text:style-name="P50"><text:span text:style-name="T48">II</text:span>. <text:span text:style-name="T38">Elements of Academic </text:span><text:span text:style-name="T40">Work</text:span></text:p>
      <text:p text:style-name="P51"><text:tab/><text:span text:style-name="T49">1</text:span>. <text:s/>The Elements of Style in Professional Writing</text:p>
      <text:p text:style-name="P52"><text:span text:style-name="T49"><text:tab/>1.1 APA </text:span><text:span text:style-name="T50">S</text:span><text:span text:style-name="T49">tyl</text:span><text:span text:style-name="T50">e</text:span></text:p>
      <text:p text:style-name="P52"><text:tab/><text:span text:style-name="T49">1.2 <text:s/></text:span><text:span text:style-name="T51">Strunk and White’</text:span><text:span text:style-name="T52">s. “Elements of Style”</text:span></text:p>
      <text:p text:style-name="P53"><text:tab/><text:tab/><text:span text:style-name="T49">1.3 </text:span><text:s/>Developing a <text:span text:style-name="T53">Professional </text:span>Voice</text:p>
      <text:p text:style-name="P54"><text:tab/><text:span text:style-name="T50">2</text:span>. <text:s/>Review of Essential English Grammar</text:p>
      <text:p text:style-name="P55"><text:tab/><text:span text:style-name="T50">2</text:span>.1 <text:s/>Murphy’s, “English Grammar in Use”</text:p>
      <text:p text:style-name="P55"><text:span text:style-name="T38"><text:tab/></text:span><text:span text:style-name="T41">2</text:span><text:span text:style-name="T38">.2 <text:s/></text:span><text:span text:style-name="T39">The Yale Graduate Writing Center</text:span></text:p>
      <text:p text:style-name="P49"><text:span text:style-name="T46">3. </text:span><text:span text:style-name="T47">Constructing </text:span><text:span text:style-name="T42">Critique</text:span><text:span text:style-name="T47">s</text:span></text:p>
      <text:p text:style-name="P28"/>
      <text:p text:style-name="P43">I<text:span text:style-name="T54">I</text:span>I. Language and Marketing <text:span text:style-name="T34">Psychology</text:span></text:p>
      <text:p text:style-name="P33">1. Components of Language</text:p>
      <text:p text:style-name="P34">1.1 Phonetics (Sounds)</text:p>
      <text:p text:style-name="P34">1.2 Morphology and Semantics (The Structure and Meaning of Words)</text:p>
      <text:p text:style-name="P34">1.3 Syntax and Grammar (Sentence Structure)</text:p>
      <text:p text:style-name="P33">2. <text:span text:style-name="T34">Marketing Discourse and </text:span><text:span text:style-name="T35">its </text:span><text:span text:style-name="T34">Psychology</text:span></text:p>
      <text:p text:style-name="P40">3. Analysis of Advertisements</text:p>
      <text:p text:style-name="P28"/>
      <text:p text:style-name="P28"/>
      <text:p text:style-name="P28"/>
      <text:p text:style-name="P44"><text:soft-page-break/>I<text:span text:style-name="T54">V</text:span>. The Role of Economics in Marketing</text:p>
      <text:p text:style-name="P32">1. Foundations of Modern Economics</text:p>
      <text:p text:style-name="P32">2. Marketing Efficiency, <text:span text:style-name="T37">Value, </text:span>and Utility</text:p>
      <text:p text:style-name="P28"><text:span text:style-name="T58"/></text:p>
      <text:p text:style-name="P28"><text:span text:style-name="T58">V</text:span><text:span text:style-name="T57">. Ethical Considerations in Marketing</text:span></text:p>
      <text:p text:style-name="P35">1. Core and Secondary Beliefs</text:p>
      <text:p text:style-name="P35">2, Marketing: Conduit of Information or Consumer Manipulation?</text:p>
      <text:p text:style-name="P35">3. Marketing as Self-Expression</text:p>
      <text:p text:style-name="P38">4. <text:span text:style-name="T22">Cradle-to-Grave</text:span></text:p>
      <text:p text:style-name="P28"/>
      <text:p text:style-name="P43">V<text:span text:style-name="T54">I</text:span>. <text:span text:style-name="T36">Marketing Strategies</text:span></text:p>
      <text:p text:style-name="P36">1. Traditional Approaches</text:p>
      <text:p text:style-name="P36">2. Integrated Marketing Communications Model</text:p>
      <text:p text:style-name="P36">3. Branding and Re-branding </text:p>
      <text:p text:style-name="P41"/>
      <text:p text:style-name="P45">V<text:span text:style-name="T54">I</text:span>I. <text:span text:style-name="T37">Complete </text:span>Design, Branding, and Marketing <text:span text:style-name="T37">of a Product or Service</text:span></text:p>
      <text:p text:style-name="P38">1. Product Foundations</text:p>
      <text:p text:style-name="P38">2. Market Analysis</text:p>
      <text:p text:style-name="P38">3. Product Language Design</text:p>
      <text:p text:style-name="P38">4. Marketing Strategy and Campaign</text:p>
      <text:p text:style-name="P38">5. Financial Analysis</text:p>
      <text:p text:style-name="P59"/>
      <text:p text:style-name="P46"><text:span text:style-name="T54">VIII</text:span>. <text:s/>The Pitch</text:p>
      <text:p text:style-name="P60">5.1 <text:s/>The Elevator Speech</text:p>
      <text:p text:style-name="P14">5.2 <text:s/><text:span text:style-name="T62">The Presentation</text:span></text:p>
      <text:p text:style-name="P47"/>
      <text:p text:style-name="P11">Expectations</text:p>
      <text:p text:style-name="P12">Students will be expected to:</text:p>
      <text:list xml:id="list4074760586" text:style-name="L1">
        <text:list-item>
          <text:p text:style-name="P17">Attend all classes on time</text:p>
        </text:list-item>
        <text:list-item>
          <text:p text:style-name="P17">Be prepared to take notes and access materials on-line</text:p>
        </text:list-item>
        <text:list-item>
          <text:p text:style-name="P17">Participate in all class activities, including discussions and presentations</text:p>
        </text:list-item>
        <text:list-item>
          <text:p text:style-name="P18">Complete all assignments <text:span text:style-name="T63">and </text:span>exam<text:span text:style-name="T63">s</text:span></text:p>
        </text:list-item>
      </text:list>
      <text:p text:style-name="P2"/>
      <text:p text:style-name="P11">Exit Criteria</text:p>
      <text:p text:style-name="P4"><text:span text:style-name="T13">Upon the successful completion of the course the student will </text:span><text:span text:style-name="T14">be able to:</text:span></text:p>
      <text:list xml:id="list2931690880" text:style-name="L2">
        <text:list-item>
          <text:p text:style-name="P20">Analyze <text:span text:style-name="T65">and evaluate the development of marketing theory</text:span></text:p>
        </text:list-item>
        <text:list-item>
          <text:p text:style-name="P21">Demonstrate a solid understanding of English grammatical structures and stylistic elements</text:p>
        </text:list-item>
        <text:list-item>
          <text:p text:style-name="P22">Analyze and evaluate <text:span text:style-name="T66">the s</text:span><text:span text:style-name="T16">tructure </text:span><text:span text:style-name="T19">and </text:span><text:span text:style-name="T66">f</text:span><text:span text:style-name="T17">unction </text:span><text:span text:style-name="T19">of </text:span><text:span text:style-name="T66">l</text:span><text:span text:style-name="T19">anguage </text:span>in marketing discourse</text:p>
        </text:list-item>
        <text:list-item>
          <text:p text:style-name="P22">Demonstrate a basic understanding of the foundations of modern economics</text:p>
        </text:list-item>
        <text:list-item>
          <text:p text:style-name="P22">Analyze, evaluate, and translate ethical discourse related to marketing</text:p>
        </text:list-item>
        <text:list-item>
          <text:p text:style-name="P22">Analyze and evaluate advertisements, product design, and marketing strategies</text:p>
        </text:list-item>
        <text:list-item>
          <text:p text:style-name="P21"><text:span text:style-name="T21">Creat</text:span><text:span text:style-name="T26">e</text:span><text:span text:style-name="T21"> </text:span><text:span text:style-name="T72">the d</text:span><text:span text:style-name="T69">esign, </text:span><text:span text:style-name="T70">br</text:span><text:span text:style-name="T69">anding, and </text:span><text:span text:style-name="T70">m</text:span><text:span text:style-name="T69">arketing </text:span><text:span text:style-name="T71">strategy </text:span><text:span text:style-name="T70">for</text:span><text:span text:style-name="T68"> a </text:span><text:span text:style-name="T70">new p</text:span><text:span text:style-name="T68">roduct or </text:span><text:span text:style-name="T70">s</text:span><text:span text:style-name="T68">ervice</text:span></text:p>
        </text:list-item>
        <text:list-item>
          <text:p text:style-name="P63">Present a new product or service proposal to potential investors</text:p>
        </text:list-item>
      </text:list>
      <text:p text:style-name="P2"/>
      <text:p text:style-name="P2"/>
      <text:p text:style-name="P2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56"><text:span text:style-name="T28">Interim </text:span>Evaluations <text:span text:style-name="T64">(Partials)</text:span></text:p>
          </table:table-cell>
          <table:table-cell table:style-name="Table3.A1" office:value-type="string">
            <text:p text:style-name="P66"/>
          </table:table-cell>
          <table:table-cell table:style-name="Table3.A1" office:value-type="string">
            <text:p text:style-name="P56"/>
          </table:table-cell>
          <table:table-cell table:style-name="Table3.D1" office:value-type="string">
            <text:p text:style-name="P57">Final Grade</text:p>
          </table:table-cell>
          <table:table-cell table:style-name="Table3.A1" office:value-type="string">
            <text:p text:style-name="P66"/>
          </table:table-cell>
        </table:table-row>
        <table:table-row>
          <table:table-cell table:style-name="Table3.A1" office:value-type="string">
            <text:p text:style-name="P58">Daily Work and Participation<text:tab/></text:p>
          </table:table-cell>
          <table:table-cell table:style-name="Table3.A1" office:value-type="string">
            <text:p text:style-name="P64">10%</text:p>
          </table:table-cell>
          <table:table-cell table:style-name="Table3.A1" office:value-type="string">
            <text:p text:style-name="P66"/>
          </table:table-cell>
          <table:table-cell table:style-name="Table3.D1" office:value-type="string">
            <text:p text:style-name="P58"><text:span text:style-name="T64">1P</text:span><text:tab/></text:p>
          </table:table-cell>
          <table:table-cell table:style-name="Table3.A1" office:value-type="string">
            <text:p text:style-name="P64"><text:span text:style-name="T64">25 </text:span>%</text:p>
          </table:table-cell>
        </table:table-row>
        <table:table-row>
          <table:table-cell table:style-name="Table3.A1" office:value-type="string">
            <text:p text:style-name="P64">Homework</text:p>
          </table:table-cell>
          <table:table-cell table:style-name="Table3.A1" office:value-type="string">
            <text:p text:style-name="P64">60 %</text:p>
          </table:table-cell>
          <table:table-cell table:style-name="Table3.A1" office:value-type="string">
            <text:p text:style-name="P66"/>
          </table:table-cell>
          <table:table-cell table:style-name="Table3.D1" office:value-type="string">
            <text:p text:style-name="P65">2P</text:p>
          </table:table-cell>
          <table:table-cell table:style-name="Table3.A1" office:value-type="string">
            <text:p text:style-name="P64"><text:span text:style-name="T64">25</text:span> %</text:p>
          </table:table-cell>
        </table:table-row>
        <table:table-row>
          <table:table-cell table:style-name="Table3.A1" office:value-type="string">
            <text:p text:style-name="P64">Interim Exam</text:p>
          </table:table-cell>
          <table:table-cell table:style-name="Table3.A1" office:value-type="string">
            <text:p text:style-name="P64">30%</text:p>
          </table:table-cell>
          <table:table-cell table:style-name="Table3.A1" office:value-type="string">
            <text:p text:style-name="P66"/>
          </table:table-cell>
          <table:table-cell table:style-name="Table3.D1" office:value-type="string">
            <text:p text:style-name="P65">3P</text:p>
          </table:table-cell>
          <table:table-cell table:style-name="Table3.A1" office:value-type="string">
            <text:p text:style-name="P64"><text:span text:style-name="T64">25 </text:span>%</text:p>
          </table:table-cell>
        </table:table-row>
        <table:table-row>
          <table:table-cell table:style-name="Table3.A1" office:value-type="string">
            <text:p text:style-name="P66"/>
          </table:table-cell>
          <table:table-cell table:style-name="Table3.A1" office:value-type="string">
            <text:p text:style-name="P66"/>
          </table:table-cell>
          <table:table-cell table:style-name="Table3.A1" office:value-type="string">
            <text:p text:style-name="P66"/>
          </table:table-cell>
          <table:table-cell table:style-name="Table3.D1" office:value-type="string">
            <text:p text:style-name="P64">Final <text:span text:style-name="T73">Paper and Presentation</text:span></text:p>
          </table:table-cell>
          <table:table-cell table:style-name="Table3.A1" office:value-type="string">
            <text:p text:style-name="P64"><text:span text:style-name="T64">25</text:span> %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b25964"/>
    </style:style>
    <style:style style:name="MP2" style:family="paragraph" style:parent-style-name="Header">
      <style:paragraph-properties fo:text-align="end" style:justify-single-word="false"/>
      <style:text-properties officeooo:rsid="00b25964" officeooo:paragraph-rsid="00b25964"/>
    </style:style>
    <style:style style:name="MT1" style:family="text">
      <style:text-properties officeooo:rsid="00b25964"/>
    </style:style>
    <style:style style:name="MT2" style:family="text">
      <style:text-properties fo:font-weight="bold" officeooo:rsid="00b25964" style:font-weight-asian="bold" style:font-weight-complex="bold"/>
    </style:style>
    <style:style style:name="MT3" style:family="text">
      <style:text-properties fo:font-weight="bold" officeooo:rsid="001e14a6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 <text:span text:style-name="MT1">(</text:span><text:span text:style-name="MT2">IT</text:span><text:span text:style-name="MT3">094</text:span><text:span text:style-name="MT2">1)</text:span></text:p>
        <text:p text:style-name="MP2">UTECA 25-3</text:p>
        <text:p text:style-name="MP2">Page <text:page-number text:select-page="current">3</text:page-number><text:s/>of 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5-04T14:32:44.172592965</dc:date>
    <meta:editing-duration>PT11H19M30S</meta:editing-duration>
    <meta:editing-cycles>115</meta:editing-cycles>
    <meta:generator>LibreOffice/7.3.7.2$Linux_X86_64 LibreOffice_project/30$Build-2</meta:generator>
    <meta:document-statistic meta:table-count="2" meta:image-count="1" meta:object-count="0" meta:page-count="3" meta:paragraph-count="94" meta:word-count="491" meta:character-count="3198" meta:non-whitespace-character-count="2783"/>
  </office:meta>
</office:document-meta>
</file>